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</text:p>
      <text:p text:style-name="Standard">b</text:p>
      <text:p text:style-name="Standard">c</text:p>
      <text:p text:style-name="Standard">d</text:p>
      <text:p text:style-name="Standard">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16T11:32:02</meta:creation-date>
    <dc:creator>Martin Wendt</dc:creator>
    <dc:date>2009-07-27T07:43:24</dc:date>
    <meta:editing-cycles>6</meta:editing-cycles>
    <meta:editing-duration>PT1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5" meta:character-count="5"/>
  </office:meta>
</office:document-meta>
</file>